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name-asian="Times New Roman3" style:font-size-asian="14pt" style:font-name-complex="Times New Roman3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39.png" xlink:type="simple" xlink:show="embed" xlink:actuate="onLoad"/></draw:frame></text:p>
          </table:table-cell>
          <table:table-cell table:style-name="Table1.B1" office:value-type="string">
            <text:h text:style-name="P5" text:outline-level="1"><text:span text:style-name="T1">Двухпозиционное реле (</text:span>SET)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6">C</text:span><text:span text:style-name="T1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cm" svg:height="2.51cm" draw:z-index="1"><draw:image xlink:href="../images/303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является </text:span><text:span text:style-name="T2">с</text:span><text:span text:style-name="T4">убмоделью</text:span>, которая реализует установку состояния <text:span text:style-name="T3">логической единицы</text:span> двухпозиционного реле <text:span text:style-name="T6">(</text:span><text:span text:style-name="T1">S</text:span><text:span text:style-name="T6">R-</text:span><text:span text:style-name="T1">триггера)</text:span><text:span text:style-name="T6">.</text:span> Передача сигнала установки единицы реализуется при помощи блоков <text:span text:style-name="T4">В память</text:span> и <text:span text:style-name="T4">Из памяти,</text:span><text:span text:style-name="T5"> с задержкой на 1 шаг интегрирования.</text:span></text:p>
            <text:p text:style-name="P2"><text:span text:style-name="T7">Для того чтобы посмотреть структуру алгоритма – нажмите правой кнопкой на блок и выберите пункт «Действия» </text:span><text:span text:style-name="T8">→</text:span><text:span text:style-name="T7"> «Войти в субмодель».</text:span></text:p>
            <text:p text:style-name="P2"><text:span text:style-name="T7">Блок используется в паре с блоком </text:span><text:span text:style-name="T9">Двухпозиционное реле (</text:span><text:span text:style-name="T10">RESET)</text:span><text:span text:style-name="T11">, </text:span><text:span text:style-name="T12">который устанавливает состояние </text:span><text:span text:style-name="T13">логического нуля</text:span><text:span text:style-name="T12"> двухпозиционного реле. Следует задавать одинаковые имена реле в этих двух блоках.</text:span> </text:p>
            <text:p text:style-name="P2"><text:span text:style-name="T3">Свойства</text:span>:</text:p>
            <text:list xml:id="list5068067122399636560" text:style-name="L1">
              <text:list-item>
                <text:p text:style-name="P6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SET)</dc:title>
    <dc:date>2014-12-23T22:36:48.22</dc:date>
    <meta:generator>OpenOffice/4.1.1$Win32 OpenOffice.org_project/411m6$Build-9775</meta:generator>
    <meta:editing-duration>PT2H23M8S</meta:editing-duration>
    <meta:editing-cycles>122</meta:editing-cycles>
    <meta:document-statistic meta:table-count="1" meta:image-count="2" meta:object-count="0" meta:page-count="1" meta:paragraph-count="11" meta:word-count="101" meta:character-count="710"/>
  </office:meta>
</office:document-meta>
</file>